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5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<text:a xlink:href="http://api.jquery.com/add/" xlink:type="simple">.ad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_" xlink:type="simple">$</text:a></text:p>
          </table:table-cell>
        </table:table-row>
        <table:table-row table:style-name="ro1">
          <table:table-cell table:style-name="ce1" office:value-type="string">
            <text:p><text:a xlink:href="http://api.jquery.com/addBack/" xlink:type="simple">.addBack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A" xlink:type="simple">A</text:a></text:p>
          </table:table-cell>
        </table:table-row>
        <table:table-row table:style-name="ro1">
          <table:table-cell table:style-name="ce1" office:value-type="string">
            <text:p><text:a xlink:href="http://api.jquery.com/addClass/" xlink:type="simple">.addClas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addListener" xlink:type="simple">addListener</text:a></text:p>
          </table:table-cell>
        </table:table-row>
        <table:table-row table:style-name="ro1">
          <table:table-cell table:style-name="ce1" office:value-type="string">
            <text:p><text:a xlink:href="http://api.jquery.com/after/" xlink:type="simple">.after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aliasMethod" xlink:type="simple">aliasMethod</text:a></text:p>
          </table:table-cell>
        </table:table-row>
        <table:table-row table:style-name="ro1">
          <table:table-cell table:style-name="ce1" office:value-type="string">
            <text:p><text:a xlink:href="http://api.jquery.com/ajaxComplete/" xlink:type="simple">.ajaxComplet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arrayComputed" xlink:type="simple">arrayComputed</text:a></text:p>
          </table:table-cell>
        </table:table-row>
        <table:table-row table:style-name="ro1">
          <table:table-cell table:style-name="ce1" office:value-type="string">
            <text:p><text:a xlink:href="http://api.jquery.com/ajaxError/" xlink:type="simple">.ajaxError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assert" xlink:type="simple">assert</text:a></text:p>
          </table:table-cell>
        </table:table-row>
        <table:table-row table:style-name="ro1">
          <table:table-cell table:style-name="ce1" office:value-type="string">
            <text:p><text:a xlink:href="http://api.jquery.com/ajaxSend/" xlink:type="simple">.ajaxSen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beforeObserver" xlink:type="simple">beforeObserver</text:a></text:p>
          </table:table-cell>
        </table:table-row>
        <table:table-row table:style-name="ro1">
          <table:table-cell table:style-name="ce1" office:value-type="string">
            <text:p><text:a xlink:href="http://api.jquery.com/ajaxStart/" xlink:type="simple">.ajaxStar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beginPropertyChanges" xlink:type="simple">beginPropertyChanges</text:a></text:p>
          </table:table-cell>
        </table:table-row>
        <table:table-row table:style-name="ro1">
          <table:table-cell table:style-name="ce1" office:value-type="string">
            <text:p><text:a xlink:href="http://api.jquery.com/ajaxStop/" xlink:type="simple">.ajaxStop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bind" xlink:type="simple">bind</text:a></text:p>
          </table:table-cell>
        </table:table-row>
        <table:table-row table:style-name="ro1">
          <table:table-cell table:style-name="ce1" office:value-type="string">
            <text:p><text:a xlink:href="http://api.jquery.com/ajaxSuccess/" xlink:type="simple">.ajaxSuccess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acheFor" xlink:type="simple">cacheFor</text:a></text:p>
          </table:table-cell>
        </table:table-row>
        <table:table-row table:style-name="ro1">
          <table:table-cell table:style-name="ce1" office:value-type="string">
            <text:p><text:a xlink:href="http://api.jquery.com/all-selector/" xlink:type="simple">All Selector (“*”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anInvoke" xlink:type="simple">canInvoke</text:a></text:p>
          </table:table-cell>
        </table:table-row>
        <table:table-row table:style-name="ro1">
          <table:table-cell table:style-name="ce1" office:value-type="string">
            <text:p><text:a xlink:href="http://api.jquery.com/andSelf/" xlink:type="simple">.andSelf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hangeProperties" xlink:type="simple">changeProperties</text:a></text:p>
          </table:table-cell>
        </table:table-row>
        <table:table-row table:style-name="ro1">
          <table:table-cell table:style-name="ce1" office:value-type="string">
            <text:p><text:a xlink:href="http://api.jquery.com/animate/" xlink:type="simple">.animat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are" xlink:type="simple">compare</text:a></text:p>
          </table:table-cell>
        </table:table-row>
        <table:table-row table:style-name="ro1">
          <table:table-cell table:style-name="ce1" office:value-type="string">
            <text:p><text:a xlink:href="http://api.jquery.com/animated-selector/" xlink:type="simple">:animated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" xlink:type="simple">computed</text:a></text:p>
          </table:table-cell>
        </table:table-row>
        <table:table-row table:style-name="ro1">
          <table:table-cell table:style-name="ce1" office:value-type="string">
            <text:p><text:a xlink:href="http://api.jquery.com/append/" xlink:type="simple">.appen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alias" xlink:type="simple">computed.alias</text:a></text:p>
          </table:table-cell>
        </table:table-row>
        <table:table-row table:style-name="ro1">
          <table:table-cell table:style-name="ce1" office:value-type="string">
            <text:p><text:a xlink:href="http://api.jquery.com/appendTo/" xlink:type="simple">.appendTo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and" xlink:type="simple">computed.and</text:a></text:p>
          </table:table-cell>
        </table:table-row>
        <table:table-row table:style-name="ro1">
          <table:table-cell table:style-name="ce1" office:value-type="string">
            <text:p><text:a xlink:href="http://api.jquery.com/attr/" xlink:type="simple">.attr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any" xlink:type="simple">computed.any</text:a></text:p>
          </table:table-cell>
        </table:table-row>
        <table:table-row table:style-name="ro1">
          <table:table-cell table:style-name="ce1" office:value-type="string">
            <text:p><text:a xlink:href="http://api.jquery.com/attribute-contains-prefix-selector/" xlink:type="simple">Attribute Contains Prefix Selector [name|="value"]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bool" xlink:type="simple">computed.bool</text:a></text:p>
          </table:table-cell>
        </table:table-row>
        <table:table-row table:style-name="ro1">
          <table:table-cell table:style-name="ce1" office:value-type="string">
            <text:p><text:a xlink:href="http://api.jquery.com/attribute-contains-selector/" xlink:type="simple">Attribute Contains Selector [name*="value"]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defaultTo" xlink:type="simple">computed.defaultTo</text:a></text:p>
          </table:table-cell>
        </table:table-row>
        <table:table-row table:style-name="ro1">
          <table:table-cell table:style-name="ce1" office:value-type="string">
            <text:p><text:a xlink:href="http://api.jquery.com/attribute-contains-word-selector/" xlink:type="simple">Attribute Contains Word Selector [name~="value"]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empty" xlink:type="simple">computed.empty</text:a></text:p>
          </table:table-cell>
        </table:table-row>
        <table:table-row table:style-name="ro1">
          <table:table-cell table:style-name="ce1" office:value-type="string">
            <text:p><text:a xlink:href="http://api.jquery.com/attribute-ends-with-selector/" xlink:type="simple">Attribute Ends With Selector [name$="value"]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equal" xlink:type="simple">computed.equal</text:a></text:p>
          </table:table-cell>
        </table:table-row>
        <table:table-row table:style-name="ro1">
          <table:table-cell table:style-name="ce1" office:value-type="string">
            <text:p><text:a xlink:href="http://api.jquery.com/attribute-equals-selector/" xlink:type="simple">Attribute Equals Selector [name="value"]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filter" xlink:type="simple">computed.filter</text:a></text:p>
          </table:table-cell>
        </table:table-row>
        <table:table-row table:style-name="ro1">
          <table:table-cell table:style-name="ce1" office:value-type="string">
            <text:p><text:a xlink:href="http://api.jquery.com/attribute-not-equal-selector/" xlink:type="simple">Attribute Not Equal Selector [name!="value"]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filterBy" xlink:type="simple">computed.filterBy</text:a></text:p>
          </table:table-cell>
        </table:table-row>
        <table:table-row table:style-name="ro1">
          <table:table-cell table:style-name="ce1" office:value-type="string">
            <text:p><text:a xlink:href="http://api.jquery.com/attribute-starts-with-selector/" xlink:type="simple">Attribute Starts With Selector [name^="value"]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gt" xlink:type="simple">computed.gt</text:a></text:p>
          </table:table-cell>
        </table:table-row>
        <table:table-row table:style-name="ro1">
          <table:table-cell table:style-name="ce1" office:value-type="string">
            <text:p><text:a xlink:href="http://api.jquery.com/before/" xlink:type="simple">.befor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gte" xlink:type="simple">computed.gte</text:a></text:p>
          </table:table-cell>
        </table:table-row>
        <table:table-row table:style-name="ro1">
          <table:table-cell table:style-name="ce1" office:value-type="string">
            <text:p><text:a xlink:href="http://api.jquery.com/bind/" xlink:type="simple">.bind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intersect" xlink:type="simple">computed.intersect</text:a></text:p>
          </table:table-cell>
        </table:table-row>
        <table:table-row table:style-name="ro1">
          <table:table-cell table:style-name="ce1" office:value-type="string">
            <text:p><text:a xlink:href="http://api.jquery.com/blur/" xlink:type="simple">.blur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lt" xlink:type="simple">computed.lt</text:a></text:p>
          </table:table-cell>
        </table:table-row>
        <table:table-row table:style-name="ro1">
          <table:table-cell table:style-name="ce1" office:value-type="string">
            <text:p><text:a xlink:href="http://api.jquery.com/button-selector/" xlink:type="simple">:button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lte" xlink:type="simple">computed.lte</text:a></text:p>
          </table:table-cell>
        </table:table-row>
        <table:table-row table:style-name="ro1">
          <table:table-cell table:style-name="ce1" office:value-type="string">
            <text:p><text:a xlink:href="http://api.jquery.com/callbacks.add/" xlink:type="simple">callbacks.add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map" xlink:type="simple">computed.map</text:a></text:p>
          </table:table-cell>
        </table:table-row>
        <table:table-row table:style-name="ro1">
          <table:table-cell table:style-name="ce1" office:value-type="string">
            <text:p><text:a xlink:href="http://api.jquery.com/callbacks.disable/" xlink:type="simple">callbacks.disabl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mapBy" xlink:type="simple">computed.mapBy</text:a></text:p>
          </table:table-cell>
        </table:table-row>
        <table:table-row table:style-name="ro1">
          <table:table-cell table:style-name="ce1" office:value-type="string">
            <text:p><text:a xlink:href="http://api.jquery.com/callbacks.disabled/" xlink:type="simple">callbacks.disable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match" xlink:type="simple">computed.match</text:a></text:p>
          </table:table-cell>
        </table:table-row>
        <table:table-row table:style-name="ro1">
          <table:table-cell table:style-name="ce1" office:value-type="string">
            <text:p><text:a xlink:href="http://api.jquery.com/callbacks.empty/" xlink:type="simple">callbacks.empty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max" xlink:type="simple">computed.max</text:a></text:p>
          </table:table-cell>
        </table:table-row>
        <table:table-row table:style-name="ro1">
          <table:table-cell table:style-name="ce1" office:value-type="string">
            <text:p><text:a xlink:href="http://api.jquery.com/callbacks.fire/" xlink:type="simple">callbacks.fir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min" xlink:type="simple">computed.min</text:a></text:p>
          </table:table-cell>
        </table:table-row>
        <table:table-row table:style-name="ro1">
          <table:table-cell table:style-name="ce1" office:value-type="string">
            <text:p><text:a xlink:href="http://api.jquery.com/callbacks.fired/" xlink:type="simple">callbacks.fire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none" xlink:type="simple">computed.none</text:a></text:p>
          </table:table-cell>
        </table:table-row>
        <table:table-row table:style-name="ro1">
          <table:table-cell table:style-name="ce1" office:value-type="string">
            <text:p><text:a xlink:href="http://api.jquery.com/callbacks.fireWith/" xlink:type="simple">callbacks.fireWith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not" xlink:type="simple">computed.not</text:a></text:p>
          </table:table-cell>
        </table:table-row>
        <table:table-row table:style-name="ro1">
          <table:table-cell table:style-name="ce1" office:value-type="string">
            <text:p><text:a xlink:href="http://api.jquery.com/callbacks.has/" xlink:type="simple">callbacks.ha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notEmpty" xlink:type="simple">computed.notEmpty</text:a></text:p>
          </table:table-cell>
        </table:table-row>
        <table:table-row table:style-name="ro1">
          <table:table-cell table:style-name="ce1" office:value-type="string">
            <text:p><text:a xlink:href="http://api.jquery.com/callbacks.lock/" xlink:type="simple">callbacks.lock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oneWay" xlink:type="simple">computed.oneWay</text:a></text:p>
          </table:table-cell>
        </table:table-row>
        <table:table-row table:style-name="ro1">
          <table:table-cell table:style-name="ce1" office:value-type="string">
            <text:p><text:a xlink:href="http://api.jquery.com/callbacks.locked/" xlink:type="simple">callbacks.locked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or" xlink:type="simple">computed.or</text:a></text:p>
          </table:table-cell>
        </table:table-row>
        <table:table-row table:style-name="ro1">
          <table:table-cell table:style-name="ce1" office:value-type="string">
            <text:p><text:a xlink:href="http://api.jquery.com/callbacks.remove/" xlink:type="simple">callbacks.remov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setDiff" xlink:type="simple">computed.setDiff</text:a></text:p>
          </table:table-cell>
        </table:table-row>
        <table:table-row table:style-name="ro1">
          <table:table-cell table:style-name="ce1" office:value-type="string">
            <text:p><text:a xlink:href="http://api.jquery.com/change/" xlink:type="simple">.chang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mputed_sort" xlink:type="simple">computed.sort</text:a></text:p>
          </table:table-cell>
        </table:table-row>
        <table:table-row table:style-name="ro1">
          <table:table-cell table:style-name="ce1" office:value-type="string">
            <text:p><text:a xlink:href="http://api.jquery.com/checkbox-selector/" xlink:type="simple">:checkbox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omputed_union" xlink:type="simple">computed.union</text:a></text:p>
          </table:table-cell>
        </table:table-row>
        <table:table-row table:style-name="ro1">
          <table:table-cell table:style-name="ce1" office:value-type="string">
            <text:p><text:a xlink:href="http://api.jquery.com/checked-selector/" xlink:type="simple">:checked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computed_uniq" xlink:type="simple">computed.uniq</text:a></text:p>
          </table:table-cell>
        </table:table-row>
        <table:table-row table:style-name="ro1">
          <table:table-cell table:style-name="ce1" office:value-type="string">
            <text:p><text:a xlink:href="http://api.jquery.com/child-selector/" xlink:type="simple">Child Selector (“parent &gt; child”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copy" xlink:type="simple">copy</text:a></text:p>
          </table:table-cell>
        </table:table-row>
        <table:table-row table:style-name="ro1">
          <table:table-cell table:style-name="ce1" office:value-type="string">
            <text:p><text:a xlink:href="http://api.jquery.com/children/" xlink:type="simple">.children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create" xlink:type="simple">create</text:a></text:p>
          </table:table-cell>
        </table:table-row>
        <table:table-row table:style-name="ro1">
          <table:table-cell table:style-name="ce1" office:value-type="string">
            <text:p><text:a xlink:href="http://api.jquery.com/class-selector/" xlink:type="simple">Class Selector (“.class”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debug" xlink:type="simple">debug</text:a></text:p>
          </table:table-cell>
        </table:table-row>
        <table:table-row table:style-name="ro1">
          <table:table-cell table:style-name="ce1" office:value-type="string">
            <text:p><text:a xlink:href="http://api.jquery.com/clearQueue/" xlink:type="simple">.clearQueu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deprecate" xlink:type="simple">deprecate</text:a></text:p>
          </table:table-cell>
        </table:table-row>
        <table:table-row table:style-name="ro1">
          <table:table-cell table:style-name="ce1" office:value-type="string">
            <text:p><text:a xlink:href="http://api.jquery.com/click/" xlink:type="simple">.click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deprecateFunc" xlink:type="simple">deprecateFunc</text:a></text:p>
          </table:table-cell>
        </table:table-row>
        <table:table-row table:style-name="ro1">
          <table:table-cell table:style-name="ce1" office:value-type="string">
            <text:p><text:a xlink:href="http://api.jquery.com/clone/" xlink:type="simple">.clon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destroy" xlink:type="simple">destroy</text:a></text:p>
          </table:table-cell>
        </table:table-row>
        <table:table-row table:style-name="ro1">
          <table:table-cell table:style-name="ce1" office:value-type="string">
            <text:p><text:a xlink:href="http://api.jquery.com/closest/" xlink:type="simple">.closes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endPropertyChanges" xlink:type="simple">endPropertyChanges</text:a></text:p>
          </table:table-cell>
        </table:table-row>
        <table:table-row table:style-name="ro1">
          <table:table-cell table:style-name="ce1" office:value-type="string">
            <text:p><text:a xlink:href="http://api.jquery.com/contains-selector/" xlink:type="simple">:contains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get" xlink:type="simple">get</text:a></text:p>
          </table:table-cell>
        </table:table-row>
        <table:table-row table:style-name="ro1">
          <table:table-cell table:style-name="ce1" office:value-type="string">
            <text:p><text:a xlink:href="http://api.jquery.com/contents/" xlink:type="simple">.content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immediateObserver" xlink:type="simple">immediateObserver</text:a></text:p>
          </table:table-cell>
        </table:table-row>
        <table:table-row table:style-name="ro1">
          <table:table-cell table:style-name="ce1" office:value-type="string">
            <text:p><text:a xlink:href="http://api.jquery.com/context/" xlink:type="simple">.context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inspect" xlink:type="simple">inspect</text:a></text:p>
          </table:table-cell>
        </table:table-row>
        <table:table-row table:style-name="ro1">
          <table:table-cell table:style-name="ce1" office:value-type="string">
            <text:p><text:a xlink:href="http://api.jquery.com/css/" xlink:type="simple">.css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isArray" xlink:type="simple">isArray</text:a></text:p>
          </table:table-cell>
        </table:table-row>
        <table:table-row table:style-name="ro1">
          <table:table-cell table:style-name="ce1" office:value-type="string">
            <text:p><text:a xlink:href="http://api.jquery.com/data/" xlink:type="simple">.data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isEmpty" xlink:type="simple">isEmpty</text:a></text:p>
          </table:table-cell>
        </table:table-row>
        <table:table-row table:style-name="ro1">
          <table:table-cell table:style-name="ce1" office:value-type="string">
            <text:p><text:a xlink:href="http://api.jquery.com/dblclick/" xlink:type="simple">.dblclick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isEqual" xlink:type="simple">isEqual</text:a></text:p>
          </table:table-cell>
        </table:table-row>
        <table:table-row table:style-name="ro1">
          <table:table-cell table:style-name="ce1" office:value-type="string">
            <text:p><text:a xlink:href="http://api.jquery.com/deferred.always/" xlink:type="simple">deferred.always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isNone" xlink:type="simple">isNone</text:a></text:p>
          </table:table-cell>
        </table:table-row>
        <table:table-row table:style-name="ro1">
          <table:table-cell table:style-name="ce1" office:value-type="string">
            <text:p><text:a xlink:href="http://api.jquery.com/deferred.done/" xlink:type="simple">deferred.don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keys" xlink:type="simple">keys</text:a></text:p>
          </table:table-cell>
        </table:table-row>
        <table:table-row table:style-name="ro1">
          <table:table-cell table:style-name="ce1" office:value-type="string">
            <text:p><text:a xlink:href="http://api.jquery.com/deferred.fail/" xlink:type="simple">deferred.fail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makeArray" xlink:type="simple">makeArray</text:a></text:p>
          </table:table-cell>
        </table:table-row>
        <table:table-row table:style-name="ro1">
          <table:table-cell table:style-name="ce1" office:value-type="string">
            <text:p><text:a xlink:href="http://api.jquery.com/deferred.isRejected/" xlink:type="simple">deferred.isRejected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merge" xlink:type="simple">merge</text:a></text:p>
          </table:table-cell>
        </table:table-row>
        <table:table-row table:style-name="ro1">
          <table:table-cell table:style-name="ce1" office:value-type="string">
            <text:p><text:a xlink:href="http://api.jquery.com/deferred.isResolved/" xlink:type="simple">deferred.isResolve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mixin" xlink:type="simple">mixin</text:a></text:p>
          </table:table-cell>
        </table:table-row>
        <table:table-row table:style-name="ro1">
          <table:table-cell table:style-name="ce1" office:value-type="string">
            <text:p><text:a xlink:href="http://api.jquery.com/deferred.notify/" xlink:type="simple">deferred.notify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observer" xlink:type="simple">observer</text:a></text:p>
          </table:table-cell>
        </table:table-row>
        <table:table-row table:style-name="ro1">
          <table:table-cell table:style-name="ce1" office:value-type="string">
            <text:p><text:a xlink:href="http://api.jquery.com/deferred.notifyWith/" xlink:type="simple">deferred.notifyWith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on" xlink:type="simple">on</text:a></text:p>
          </table:table-cell>
        </table:table-row>
        <table:table-row table:style-name="ro1">
          <table:table-cell table:style-name="ce1" office:value-type="string">
            <text:p><text:a xlink:href="http://api.jquery.com/deferred.pipe/" xlink:type="simple">deferred.pip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onLoad" xlink:type="simple">onLoad</text:a></text:p>
          </table:table-cell>
        </table:table-row>
        <table:table-row table:style-name="ro1">
          <table:table-cell table:style-name="ce1" office:value-type="string">
            <text:p><text:a xlink:href="http://api.jquery.com/deferred.progress/" xlink:type="simple">deferred.progress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oneWay" xlink:type="simple">oneWay</text:a></text:p>
          </table:table-cell>
        </table:table-row>
        <table:table-row table:style-name="ro1">
          <table:table-cell table:style-name="ce1" office:value-type="string">
            <text:p><text:a xlink:href="http://api.jquery.com/deferred.promise/" xlink:type="simple">deferred.promis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propertyDidChange" xlink:type="simple">propertyDidChange</text:a></text:p>
          </table:table-cell>
        </table:table-row>
        <table:table-row table:style-name="ro1">
          <table:table-cell table:style-name="ce1" office:value-type="string">
            <text:p><text:a xlink:href="http://api.jquery.com/deferred.reject/" xlink:type="simple">deferred.rejec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propertyWillChange" xlink:type="simple">propertyWillChange</text:a></text:p>
          </table:table-cell>
        </table:table-row>
        <table:table-row table:style-name="ro1">
          <table:table-cell table:style-name="ce1" office:value-type="string">
            <text:p><text:a xlink:href="http://api.jquery.com/deferred.rejectWith/" xlink:type="simple">deferred.rejectWith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reduceComputed" xlink:type="simple">reduceComputed</text:a></text:p>
          </table:table-cell>
        </table:table-row>
        <table:table-row table:style-name="ro1">
          <table:table-cell table:style-name="ce1" office:value-type="string">
            <text:p><text:a xlink:href="http://api.jquery.com/deferred.resolve/" xlink:type="simple">deferred.resolv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removeListener" xlink:type="simple">removeListener</text:a></text:p>
          </table:table-cell>
        </table:table-row>
        <table:table-row table:style-name="ro1">
          <table:table-cell table:style-name="ce1" office:value-type="string">
            <text:p><text:a xlink:href="http://api.jquery.com/deferred.resolveWith/" xlink:type="simple">deferred.resolveWith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required" xlink:type="simple">required</text:a></text:p>
          </table:table-cell>
        </table:table-row>
        <table:table-row table:style-name="ro1">
          <table:table-cell table:style-name="ce1" office:value-type="string">
            <text:p><text:a xlink:href="http://api.jquery.com/deferred.state/" xlink:type="simple">deferred.stat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runLoadHooks" xlink:type="simple">runLoadHooks</text:a></text:p>
          </table:table-cell>
        </table:table-row>
        <table:table-row table:style-name="ro1">
          <table:table-cell table:style-name="ce1" office:value-type="string">
            <text:p><text:a xlink:href="http://api.jquery.com/deferred.then/" xlink:type="simple">deferred.then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sendEvent" xlink:type="simple">sendEvent</text:a></text:p>
          </table:table-cell>
        </table:table-row>
        <table:table-row table:style-name="ro1">
          <table:table-cell table:style-name="ce1" office:value-type="string">
            <text:p><text:a xlink:href="http://api.jquery.com/delay/" xlink:type="simple">.delay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set" xlink:type="simple">set</text:a></text:p>
          </table:table-cell>
        </table:table-row>
        <table:table-row table:style-name="ro1">
          <table:table-cell table:style-name="ce1" office:value-type="string">
            <text:p><text:a xlink:href="http://api.jquery.com/delegate/" xlink:type="simple">.delegat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setProperties" xlink:type="simple">setProperties</text:a></text:p>
          </table:table-cell>
        </table:table-row>
        <table:table-row table:style-name="ro1">
          <table:table-cell table:style-name="ce1" office:value-type="string">
            <text:p><text:a xlink:href="http://api.jquery.com/dequeue/" xlink:type="simple">.dequeu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tryCatchFinally" xlink:type="simple">tryCatchFinally</text:a></text:p>
          </table:table-cell>
        </table:table-row>
        <table:table-row table:style-name="ro1">
          <table:table-cell table:style-name="ce1" office:value-type="string">
            <text:p><text:a xlink:href="http://api.jquery.com/descendant-selector/" xlink:type="simple">Descendant Selector (“ancestor descendant”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tryFinally" xlink:type="simple">tryFinally</text:a></text:p>
          </table:table-cell>
        </table:table-row>
        <table:table-row table:style-name="ro1">
          <table:table-cell table:style-name="ce1" office:value-type="string">
            <text:p><text:a xlink:href="http://api.jquery.com/detach/" xlink:type="simple">.detach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tryInvoke" xlink:type="simple">tryInvoke</text:a></text:p>
          </table:table-cell>
        </table:table-row>
        <table:table-row table:style-name="ro1">
          <table:table-cell table:style-name="ce1" office:value-type="string">
            <text:p><text:a xlink:href="http://api.jquery.com/die/" xlink:type="simple">.di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2" office:value-type="string">
            <text:p><text:a xlink:href="http://emberjs.com/api/#method_trySet" xlink:type="simple">trySet</text:a></text:p>
          </table:table-cell>
        </table:table-row>
        <table:table-row table:style-name="ro1">
          <table:table-cell table:style-name="ce1" office:value-type="string">
            <text:p><text:a xlink:href="http://api.jquery.com/disabled-selector/" xlink:type="simple">:disabled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2" office:value-type="string">
            <text:p><text:a xlink:href="http://emberjs.com/api/#method_typeOf" xlink:type="simple">typeOf</text:a></text:p>
          </table:table-cell>
        </table:table-row>
        <table:table-row table:style-name="ro1">
          <table:table-cell table:style-name="ce1" office:value-type="string">
            <text:p><text:a xlink:href="http://api.jquery.com/each/" xlink:type="simple">.each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2" office:value-type="string">
            <text:p><text:a xlink:href="http://emberjs.com/api/#method_warn" xlink:type="simple">warn</text:a></text:p>
          </table:table-cell>
        </table:table-row>
        <table:table-row table:style-name="ro1">
          <table:table-cell table:style-name="ce1" office:value-type="string">
            <text:p><text:a xlink:href="http://api.jquery.com/element-selector/" xlink:type="simple">Element Selector (“element”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mpty/" xlink:type="simple">.empty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mpty-selector/" xlink:type="simple">:empty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nabled-selector/" xlink:type="simple">:enabled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nd/" xlink:type="simple">.en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q/" xlink:type="simple">.eq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q-selector/" xlink:type="simple">:eq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rror/" xlink:type="simple">.error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-selector/" xlink:type="simple">:even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currentTarget/" xlink:type="simple">event.currentTarget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data/" xlink:type="simple">event.data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delegateTarget/" xlink:type="simple">event.delegateTarget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isDefaultPrevented/" xlink:type="simple">event.isDefaultPrevented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isImmediatePropagationStopped/" xlink:type="simple">event.isImmediatePropagationStoppe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isPropagationStopped/" xlink:type="simple">event.isPropagationStoppe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metaKey/" xlink:type="simple">event.metaKey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namespace/" xlink:type="simple">event.namespace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pageX/" xlink:type="simple">event.pageX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pageY/" xlink:type="simple">event.pageY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preventDefault/" xlink:type="simple">event.preventDefaul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relatedTarget/" xlink:type="simple">event.relatedTarget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result/" xlink:type="simple">event.result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stopImmediatePropagation/" xlink:type="simple">event.stopImmediatePropagation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stopPropagation/" xlink:type="simple">event.stopPropagatio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target/" xlink:type="simple">event.target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timeStamp/" xlink:type="simple">event.timeStamp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type/" xlink:type="simple">event.type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event.which/" xlink:type="simple">event.which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adeIn/" xlink:type="simple">.fadeIn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adeOut/" xlink:type="simple">.fadeOu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adeTo/" xlink:type="simple">.fadeTo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adeToggle/" xlink:type="simple">.fadeToggl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le-selector/" xlink:type="simple">:file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lter/" xlink:type="simple">.filter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nd/" xlink:type="simple">.fin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nish/" xlink:type="simple">.finish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rst/" xlink:type="simple">.firs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rst-child-selector/" xlink:type="simple">:first-child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rst-of-type-selector/" xlink:type="simple">:first-of-type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irst-selector/" xlink:type="simple">:first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ocus/" xlink:type="simple">.focu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ocus-selector/" xlink:type="simple">:focus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ocusin/" xlink:type="simple">.focusin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focusout/" xlink:type="simple">.focusou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get/" xlink:type="simple">.ge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gt-selector/" xlink:type="simple">:gt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as/" xlink:type="simple">.ha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as-attribute-selector/" xlink:type="simple">Has Attribute Selector [name]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as-selector/" xlink:type="simple">:has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asClass/" xlink:type="simple">.hasClas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eader-selector/" xlink:type="simple">:header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eight/" xlink:type="simple">.heigh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idden-selector/" xlink:type="simple">:hidden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ide/" xlink:type="simple">.hid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over/" xlink:type="simple">.hover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html/" xlink:type="simple">.html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d-selector/" xlink:type="simple">ID Selector (“#id”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mage-selector/" xlink:type="simple">:image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ndex/" xlink:type="simple">.index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nnerHeight/" xlink:type="simple">.innerHeigh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nnerWidth/" xlink:type="simple">.innerWidth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nput-selector/" xlink:type="simple">:input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nsertAfter/" xlink:type="simple">.insertAfter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nsertBefore/" xlink:type="simple">.insertBefor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is/" xlink:type="simple">.i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/" xlink:type="simple">jQuery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-2/" xlink:type="simple">.jquery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ajax/" xlink:type="simple">jQuery.ajax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ajaxPrefilter/" xlink:type="simple">jQuery.ajaxPrefilter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ajaxSetup/" xlink:type="simple">jQuery.ajaxSetup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ajaxTransport/" xlink:type="simple">jQuery.ajaxTranspor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boxModel/" xlink:type="simple">jQuery.boxModel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browser/" xlink:type="simple">jQuery.browse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Callbacks/" xlink:type="simple">jQuery.Callback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contains/" xlink:type="simple">jQuery.contains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cssHooks/" xlink:type="simple">jQuery.cssHooks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data/" xlink:type="simple">jQuery.data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Deferred/" xlink:type="simple">jQuery.Deferre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dequeue/" xlink:type="simple">jQuery.dequeu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each/" xlink:type="simple">jQuery.each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error/" xlink:type="simple">jQuery.error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extend/" xlink:type="simple">jQuery.extend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fn.extend/" xlink:type="simple">jQuery.fn.exten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fx.interval/" xlink:type="simple">jQuery.fx.interval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fx.off/" xlink:type="simple">jQuery.fx.off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get/" xlink:type="simple">jQuery.ge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getJSON/" xlink:type="simple">jQuery.getJSO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getScript/" xlink:type="simple">jQuery.getScrip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globalEval/" xlink:type="simple">jQuery.globalEval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grep/" xlink:type="simple">jQuery.gre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hasData/" xlink:type="simple">jQuery.hasData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holdReady/" xlink:type="simple">jQuery.holdReady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nArray/" xlink:type="simple">jQuery.inArray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Array/" xlink:type="simple">jQuery.isArray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EmptyObject/" xlink:type="simple">jQuery.isEmptyObjec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Function/" xlink:type="simple">jQuery.isFunctio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Numeric/" xlink:type="simple">jQuery.isNumeric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PlainObject/" xlink:type="simple">jQuery.isPlainObjec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Window/" xlink:type="simple">jQuery.isWindow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isXMLDoc/" xlink:type="simple">jQuery.isXMLDoc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makeArray/" xlink:type="simple">jQuery.makeArray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map/" xlink:type="simple">jQuery.ma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merge/" xlink:type="simple">jQuery.merg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noConflict/" xlink:type="simple">jQuery.noConflic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noop/" xlink:type="simple">jQuery.noo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now/" xlink:type="simple">jQuery.now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param/" xlink:type="simple">jQuery.param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parseHTML/" xlink:type="simple">jQuery.parseHTML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parseJSON/" xlink:type="simple">jQuery.parseJSON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parseXML/" xlink:type="simple">jQuery.parseXML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post/" xlink:type="simple">jQuery.pos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proxy/" xlink:type="simple">jQuery.proxy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queue/" xlink:type="simple">jQuery.queu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removeData/" xlink:type="simple">jQuery.removeData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sub/" xlink:type="simple">jQuery.sub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support/" xlink:type="simple">jQuery.support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trim/" xlink:type="simple">jQuery.trim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type/" xlink:type="simple">jQuery.typ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unique/" xlink:type="simple">jQuery.uniqu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jQuery.when/" xlink:type="simple">jQuery.whe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keydown/" xlink:type="simple">.keydown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keypress/" xlink:type="simple">.keypres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keyup/" xlink:type="simple">.keyu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ang-selector/" xlink:type="simple">:lang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ast/" xlink:type="simple">.las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ast-child-selector/" xlink:type="simple">:last-child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ast-of-type-selector/" xlink:type="simple">:last-of-type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ast-selector/" xlink:type="simple">:last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ength/" xlink:type="simple">.length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ive/" xlink:type="simple">.liv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oad/" xlink:type="simple">.loa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oad-event/" xlink:type="simple">.loa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lt-selector/" xlink:type="simple">:lt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ap/" xlink:type="simple">.map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down/" xlink:type="simple">.mousedow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enter/" xlink:type="simple">.mouseenter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leave/" xlink:type="simple">.mouseleav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move/" xlink:type="simple">.mousemov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out/" xlink:type="simple">.mouseou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over/" xlink:type="simple">.mouseover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ouseup/" xlink:type="simple">.mouseu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ultiple-attribute-selector/" xlink:type="simple">Multiple Attribute Selector [name="value"][name2="value2"]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multiple-selector/" xlink:type="simple">Multiple Selector (“selector1, selector2, selectorN”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ext/" xlink:type="simple">.nex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ext-adjacent-Selector/" xlink:type="simple">Next Adjacent Selector (“prev + next”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ext-siblings-selector/" xlink:type="simple">Next Siblings Selector (“prev ~ siblings”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extAll/" xlink:type="simple">.nextAll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extUntil/" xlink:type="simple">.nextUntil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ot/" xlink:type="simple">.no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ot-selector/" xlink:type="simple">:not()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th-child-selector/" xlink:type="simple">:nth-child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th-last-child-selector/" xlink:type="simple">:nth-last-child()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th-last-of-type-selector/" xlink:type="simple">:nth-last-of-type()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nth-of-type-selector/" xlink:type="simple">:nth-of-type()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dd-selector/" xlink:type="simple">:odd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ff/" xlink:type="simple">.off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ffset/" xlink:type="simple">.offse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ffsetParent/" xlink:type="simple">.offsetParent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n/" xlink:type="simple">.o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ne/" xlink:type="simple">.on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nly-child-selector/" xlink:type="simple">:only-child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nly-of-type-selector/" xlink:type="simple">:only-of-type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uterHeight/" xlink:type="simple">.outerHeigh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outerWidth/" xlink:type="simple">.outerWidth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arent/" xlink:type="simple">.paren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arent-selector/" xlink:type="simple">:parent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arents/" xlink:type="simple">.parents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arentsUntil/" xlink:type="simple">.parentsUntil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assword-selector/" xlink:type="simple">:password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osition/" xlink:type="simple">.position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epend/" xlink:type="simple">.prepen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ependTo/" xlink:type="simple">.prependTo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ev/" xlink:type="simple">.prev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evAll/" xlink:type="simple">.prevAll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evUntil/" xlink:type="simple">.prevUntil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omise/" xlink:type="simple">.promis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rop/" xlink:type="simple">.pro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pushStack/" xlink:type="simple">.pushStack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queue/" xlink:type="simple">.queu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adio-selector/" xlink:type="simple">:radio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ady/" xlink:type="simple">.ready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move/" xlink:type="simple">.remov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moveAttr/" xlink:type="simple">.removeAttr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moveClass/" xlink:type="simple">.removeClass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moveData/" xlink:type="simple">.removeData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moveProp/" xlink:type="simple">.removePro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placeAll/" xlink:type="simple">.replaceAll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placeWith/" xlink:type="simple">.replaceWith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set-selector/" xlink:type="simple">:reset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esize/" xlink:type="simple">.resiz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root-selector/" xlink:type="simple">:root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croll/" xlink:type="simple">.scroll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crollLeft/" xlink:type="simple">.scrollLef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crollTop/" xlink:type="simple">.scrollTop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elect/" xlink:type="simple">.select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elected-selector/" xlink:type="simple">:selected Selector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elector/" xlink:type="simple">.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erialize/" xlink:type="simple">.serialize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erializeArray/" xlink:type="simple">.serializeArray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how/" xlink:type="simple">.show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iblings/" xlink:type="simple">.siblings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ize/" xlink:type="simple">.siz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lice/" xlink:type="simple">.slic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lideDown/" xlink:type="simple">.slideDown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lideToggle/" xlink:type="simple">.slideToggl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lideUp/" xlink:type="simple">.slideUp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top/" xlink:type="simple">.sto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ubmit/" xlink:type="simple">.submi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submit-selector/" xlink:type="simple">:submit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arget-selector/" xlink:type="simple">:target Selector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ext/" xlink:type="simple">.text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ext-selector/" xlink:type="simple">:text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oArray/" xlink:type="simple">.toArray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oggle/" xlink:type="simple">.toggl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oggle-event/" xlink:type="simple">.toggle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oggleClass/" xlink:type="simple">.toggleClass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rigger/" xlink:type="simple">.trigger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triggerHandler/" xlink:type="simple">.triggerHandler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unbind/" xlink:type="simple">.unbind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undelegate/" xlink:type="simple">.undelegate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unload/" xlink:type="simple">.unload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unwrap/" xlink:type="simple">.unwrap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val/" xlink:type="simple">.val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visible-selector/" xlink:type="simple">:visible Selector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width/" xlink:type="simple">.width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wrap/" xlink:type="simple">.wrap()</text:a></text:p>
          </table:table-cell>
          <table:table-cell table:formula="of:=MOD(ROW();3)" office:value-type="float" office:value="2">
            <text:p>2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wrapAll/" xlink:type="simple">.wrapAll()</text:a></text:p>
          </table:table-cell>
          <table:table-cell table:formula="of:=MOD(ROW();3)" office:value-type="float" office:value="0">
            <text:p>0</text:p>
          </table:table-cell>
          <table:table-cell/>
          <table:table-cell table:style-name="ce1"/>
        </table:table-row>
        <table:table-row table:style-name="ro1">
          <table:table-cell table:style-name="ce1" office:value-type="string">
            <text:p><text:a xlink:href="http://api.jquery.com/wrapInner/" xlink:type="simple">.wrapInner()</text:a></text:p>
          </table:table-cell>
          <table:table-cell table:formula="of:=MOD(ROW();3)" office:value-type="float" office:value="1">
            <text:p>1</text:p>
          </table:table-cell>
          <table:table-cell/>
          <table:table-cell table:style-name="ce1"/>
        </table:table-row>
        <table:table-row table:style-name="ro2" table:number-rows-repeated="307">
          <table:table-cell table:style-name="ce2"/>
          <table:table-cell table:number-columns-repeated="2"/>
          <table:table-cell table:style-name="ce2"/>
        </table:table-row>
        <table:table-row table:style-name="ro2" table:number-rows-repeated="10479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2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dharth Subramanian</meta:initial-creator>
    <meta:creation-date>2013-09-09T17:46:47</meta:creation-date>
    <dc:date>2013-09-09T21:39:46</dc:date>
    <dc:creator>Siddharth Subramanian</dc:creator>
    <meta:editing-duration>PT3H37M49S</meta:editing-duration>
    <meta:editing-cycles>1</meta:editing-cycles>
    <meta:document-statistic meta:table-count="3" meta:cell-count="693" meta:object-count="0"/>
    <meta:generator>LibreOffice/3.5$Linux_X86_64 LibreOffice_project/350m1$Build-2</meta:generator>
  </office:meta>
</office:document-meta>
</file>